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3.466cm" fo:min-width="5.96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966cm" fo:min-width="4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8.866cm" fo:min-width="15.96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5.966cm" fo:min-width="7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966cm" fo:min-width="3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966cm" fo:min-width="3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5.966cm" fo:min-width="6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9.216cm" fo:min-width="15.966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5.466cm" fo:min-width="15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svg:stroke-opacity="100%" draw:fill="bitmap" draw:fill-color="#dddddd" draw:fill-image-name="_35__20_Percent" draw:opacity="100%" draw:textarea-horizontal-align="justify" draw:textarea-vertical-align="middle" draw:auto-grow-height="false" fo:min-height="1.216cm" fo:min-width="15.96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716cm" fo:min-width="3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716cm" fo:min-width="2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466cm" fo:min-width="15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216cm" fo:min-width="2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216cm" fo:min-width="3.4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716cm" fo:min-width="2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999999" loext:fill-use-slide-background="false" draw:auto-grow-height="true" draw:auto-grow-width="false" fo:min-height="1.25cm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4.716cm" fo:min-width="10.716cm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3.466cm" fo:min-width="6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466cm" fo:min-width="2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366cm" fo:min-width="2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4.966cm" fo:min-width="10.716cm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0.716cm" fo:min-width="9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margin-top="0.4cm" fo:margin-bottom="0cm"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.4cm" fo:margin-bottom="0cm" fo:line-height="10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-color="#dddddd"/>
      <style:paragraph-properties fo:margin-top="0.4cm" fo:margin-bottom="0cm"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bitmap" draw:fill-color="#dddddd" draw:fill-image-name="_35__20_Percent" draw:opacity="100%"/>
      <style:paragraph-properties fo:text-align="center"/>
    </style:style>
    <style:style style:name="P9" style:family="paragraph">
      <loext:graphic-properties draw:fill="none" draw:fill-color="#999999"/>
      <style:text-properties style:text-underline-style="solid" style:text-underline-width="auto" style:text-und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6.5cm" svg:height="3.75cm" svg:x="1.75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75cm" svg:height="1.25cm" svg:x="2.5cm" svg:y="3cm">
            <text:p text:style-name="P2"><text:span text:style-name="T1">Load existing playlis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75cm" svg:height="1.25cm" svg:x="2.5cm" svg:y="4.5cm">
            <text:p text:style-name="P2"><text:span text:style-name="T1">Create new playlist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4" draw:text-style-name="P1" draw:layer="layout" svg:width="16.5cm" svg:height="9.15cm" svg:x="1.75cm" svg:y="7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8.5cm" svg:height="6.25cm" svg:x="2cm" svg:y="8.85cm">
            <text:p text:style-name="P4"><text:span text:style-name="T1">audio_file_name_1.wav</text:span></text:p>
            <text:p text:style-name="P5"><text:span text:style-name="T1">audio_file_name_2.wav</text:span></text:p>
            <text:p text:style-name="P5"><text:span text:style-name="T1">audio_file_name_3.wav</text:span></text:p>
            <text:p text:style-name="P5"><text:span text:style-name="T1">audio_file_name_4.wav</text:span></text:p>
            <text:p text:style-name="P5"><text:span text:style-name="T1">audio_file_name_5.wav</text:span></text:p>
            <text:p text:style-name="P5"><text:span text:style-name="T1">audio_file_name_6.wav</text:span></text:p>
            <text:p text:style-name="P5"><text:span text:style-name="T1">audio_file_name_7.wa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4.25cm" svg:height="1.25cm" svg:x="2cm" svg:y="15.35cm">
            <text:p text:style-name="P2"><text:span text:style-name="T1">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3.75cm" svg:height="1.25cm" svg:x="6.75cm" svg:y="15.35cm">
            <text:p text:style-name="P2"><text:span text:style-name="T1">Remo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7.25cm" svg:height="6.25cm" svg:x="10.75cm" svg:y="8.85cm">
            <text:p text:style-name="P4"><text:span text:style-name="T1">audio_file_name_1.wav</text:span></text:p>
            <text:p text:style-name="P5"><text:span text:style-name="T1">audio_file_name_4.wav</text:span></text:p>
            <text:p text:style-name="P5"><text:span text:style-name="T1">audio_file_name_7.wa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7" draw:layer="layout" svg:width="3.5cm" svg:height="0.75cm" svg:x="4.5cm" svg:y="8.1cm">
            <draw:text-box>
              <text:p><text:span text:style-name="T1">Files on disk</text:span></text:p>
            </draw:text-box>
          </draw:frame>
          <draw:frame draw:style-name="gr9" draw:text-style-name="P7" draw:layer="layout" svg:width="3.5cm" svg:height="0.75cm" svg:x="12.6cm" svg:y="8.1cm">
            <draw:text-box>
              <text:p><text:span text:style-name="T1">Current playlist</text:span></text:p>
            </draw:text-box>
          </draw:frame>
          <draw:custom-shape draw:style-name="gr7" draw:text-style-name="P3" draw:layer="layout" svg:width="3.75cm" svg:height="1.25cm" svg:x="14.25cm" svg:y="15.35cm">
            <text:p text:style-name="P2"><text:span text:style-name="T1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16.5cm" svg:height="9.5cm" svg:x="1.75cm" svg:y="18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25cm" svg:height="6.25cm" svg:x="10.75cm" svg:y="8.85cm">
          <text:p text:style-name="P4"><text:span text:style-name="T1">audio_file_name_1.wav</text:span></text:p>
          <text:p text:style-name="P5"><text:span text:style-name="T1">audio_file_name_4.wav</text:span></text:p>
          <text:p text:style-name="P5"><text:span text:style-name="T1">audio_file_name_7.wav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6cm" svg:height="5.75cm" svg:x="2cm" svg:y="20.7cm">
          <text:p text:style-name="P4"><text:span text:style-name="T1">Audio visualis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5cm" svg:height="1.25cm" svg:x="2cm" svg:y="15.35cm">
          <text:p text:style-name="P2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6.5cm" svg:height="1.5cm" svg:x="1.75cm" svg:y="18.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25cm" svg:height="1cm" svg:x="2cm" svg:y="19.2cm">
          <text:p text:style-name="P2"><text:span text:style-name="T1">New song from playlist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25cm" svg:height="1cm" svg:x="6.5cm" svg:y="19.2cm">
          <text:p text:style-name="P2"><text:span text:style-name="T1">View audio eff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3.25cm" svg:height="1cm" svg:x="11cm" svg:y="19.2cm">
          <text:p text:style-name="P2"><text:span text:style-name="T1">Configure visu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16cm" svg:height="0.75cm" svg:x="2cm" svg:y="26.7cm">
          <text:p text:style-name="P4"><text:span text:style-name="T1">Progress ba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cm" svg:height="0.5cm" svg:x="2cm" svg:y="27.7cm">
          <text:p text:style-name="P4"><text:span text:style-name="T1">Play / Pause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cm" svg:height="0.5cm" svg:x="5.75cm" svg:y="27.7cm">
          <text:p text:style-name="P4"><text:span text:style-name="T1">Next song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cm" svg:height="0.5cm" svg:x="9.5cm" svg:y="27.7cm">
          <text:p text:style-name="P4"><text:span text:style-name="T1">Previous song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cm" svg:height="0.5cm" svg:x="14cm" svg:y="27.7cm">
          <text:p text:style-name="P4"><text:span text:style-name="T1">Speed dropd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5cm" svg:height="1cm" svg:x="14.5cm" svg:y="19.2cm">
          <text:p text:style-name="P2"><text:span text:style-name="T1">Add p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9cm" svg:height="1.5cm" svg:x="1.5cm" svg:y="1.5cm">
          <draw:text-box>
            <text:p><text:span text:style-name="T2">Choice screen</text:span></text:p>
          </draw:text-box>
        </draw:frame>
        <draw:frame draw:style-name="gr19" draw:text-style-name="P9" draw:layer="layout" svg:width="9cm" svg:height="1.5cm" svg:x="1.5cm" svg:y="6.8cm">
          <draw:text-box>
            <text:p><text:span text:style-name="T2">Create playlist screen</text:span></text:p>
          </draw:text-box>
        </draw:frame>
        <draw:frame draw:style-name="gr19" draw:text-style-name="P9" draw:layer="layout" svg:width="9cm" svg:height="1.5cm" svg:x="1.5cm" svg:y="17.85cm">
          <draw:text-box>
            <text:p><text:span text:style-name="T2">Playback screen</text:span></text:p>
          </draw:text-box>
        </draw:frame>
      </draw:page>
      <draw:page draw:name="page2" draw:style-name="dp1" draw:master-page-name="Default">
        <draw:custom-shape draw:style-name="gr20" draw:text-style-name="P1" draw:layer="layout" svg:width="11.25cm" svg:height="5cm" svg:x="1.25cm" svg:y="2.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6.75cm" svg:height="3.75cm" svg:x="1.5cm" svg:y="2.65cm">
          <text:p text:style-name="P4"><text:span text:style-name="T1">Effect 1</text:span></text:p>
          <text:p text:style-name="P4"><text:span text:style-name="T1">Effect 2</text:span></text:p>
          <text:p text:style-name="P4"><text:span text:style-name="T1">Effect 3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3.25cm" svg:height="0.75cm" svg:x="8.75cm" svg:y="2.65cm">
          <text:p text:style-name="P4"><text:span text:style-name="T1">Remove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3.25cm" svg:height="0.65cm" svg:x="8.75cm" svg:y="3.65cm">
          <text:p text:style-name="P4"><text:span text:style-name="T1">Move up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25cm" svg:height="1cm" svg:x="8.75cm" svg:y="5.4cm">
          <text:p text:style-name="P4"><text:span text:style-name="T1">Edit Effect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.25cm" svg:height="5.25cm" svg:x="1.25cm" svg:y="9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0.5cm" svg:height="1cm" svg:x="1.5cm" svg:y="10.35cm">
          <text:p text:style-name="P4"><text:span text:style-name="T1">Multiplier slider</text:span></text:p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5.5cm" svg:height="1cm" svg:x="4.75cm" svg:y="9.35cm">
          <draw:text-box>
            <text:p><text:span text:style-name="T1">Edit equaliser effect</text:span></text:p>
          </draw:text-box>
        </draw:frame>
        <draw:custom-shape draw:style-name="gr23" draw:text-style-name="P6" draw:layer="layout" svg:width="3.25cm" svg:height="0.65cm" svg:x="8.75cm" svg:y="4.5cm">
          <text:p text:style-name="P4"><text:span text:style-name="T1">Move down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0.5cm" svg:height="1cm" svg:x="1.5cm" svg:y="11.6cm">
          <text:p text:style-name="P4"><text:span text:style-name="T1">Upper frequency slider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10.5cm" svg:height="1cm" svg:x="1.5cm" svg:y="12.85cm">
          <text:p text:style-name="P4"><text:span text:style-name="T1">Lower frequency slider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9cm" svg:height="1.5cm" svg:x="1cm" svg:y="8cm">
          <draw:text-box>
            <text:p><text:span text:style-name="T2">Edit effect screen</text:span></text:p>
          </draw:text-box>
        </draw:frame>
        <draw:frame draw:style-name="gr19" draw:text-style-name="P9" draw:layer="layout" svg:width="9cm" svg:height="1.5cm" svg:x="1cm" svg:y="1.05cm">
          <draw:text-box>
            <text:p><text:span text:style-name="T2">Effects list scree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23:02:00.274865553</meta:creation-date>
    <meta:generator>LibreOffice/7.6.4.1$Linux_X86_64 LibreOffice_project/60$Build-1</meta:generator>
    <dc:date>2024-01-17T23:29:02.816324637</dc:date>
    <meta:editing-duration>PT20M58S</meta:editing-duration>
    <meta:editing-cycles>18</meta:editing-cycles>
    <meta:document-statistic meta:object-count="43"/>
  </office:meta>
</office:document-meta>
</file>